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3.175cm" svg:height="4.972cm" svg:x="1.778cm" svg:y="-0.127cm">
          <draw:text-box>
            <text:p text:style-name="P4"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6M43S</meta:editing-duration>
    <meta:editing-cycles>28</meta:editing-cycles>
    <meta:generator>LibreOffice/6.1.5.2$Linux_X86_64 LibreOffice_project/10$Build-2</meta:generator>
    <dc:date>2022-01-16T23:11:59.868241514</dc:date>
    <meta:document-statistic meta:object-count="3"/>
  </office:meta>
</office:document-meta>
</file>